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13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5.013cm"/>
          <style:tab-stop style:position="8.393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1.401cm" fo:margin-bottom="1cm" loext:contextual-spacing="false"/>
    </style:style>
    <style:style style:name="P5" style:family="paragraph" style:parent-style-name="Standard">
      <style:paragraph-properties fo:margin-top="1.401cm" fo:margin-bottom="1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1.401cm" fo:margin-bottom="1cm" loext:contextual-spacing="false"/>
      <style:text-properties officeooo:paragraph-rsid="001cf85c"/>
    </style:style>
    <style:style style:name="P7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</style:style>
    <style:style style:name="P8" style:family="paragraph" style:parent-style-name="Standard">
      <style:paragraph-properties fo:margin-top="0cm" fo:margin-bottom="0.4cm" loext:contextual-spacing="false">
        <style:tab-stops>
          <style:tab-stop style:position="5.013cm"/>
          <style:tab-stop style:position="8.393c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cm" fo:margin-bottom="0.4cm" loext:contextual-spacing="false">
        <style:tab-stops>
          <style:tab-stop style:position="5.013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cm" fo:margin-bottom="0.4cm" loext:contextual-spacing="false">
        <style:tab-stops>
          <style:tab-stop style:position="5.013cm"/>
          <style:tab-stop style:position="8.393cm"/>
        </style:tab-stops>
      </style:paragraph-properties>
    </style:style>
    <style:style style:name="P11" style:family="paragraph" style:parent-style-name="Standard">
      <style:paragraph-properties fo:margin-top="0cm" fo:margin-bottom="1cm" loext:contextual-spacing="false" fo:break-before="page"/>
    </style:style>
    <style:style style:name="P12" style:family="paragraph" style:parent-style-name="Standard">
      <style:paragraph-properties fo:margin-top="0cm" fo:margin-bottom="1cm" loext:contextual-spacing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1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2cm" loext:contextual-spacing="false">
        <style:tab-stops>
          <style:tab-stop style:position="5.013cm"/>
          <style:tab-stop style:position="8.393cm"/>
        </style:tab-stops>
      </style:paragraph-properties>
    </style:style>
    <style:style style:name="P15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break-before="page">
        <style:tab-stops>
          <style:tab-stop style:position="5.013cm"/>
          <style:tab-stop style:position="8.393cm"/>
        </style:tab-stops>
      </style:paragraph-properties>
      <style:text-properties fo:font-size="10.5pt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2.014cm" style:type="right"/>
          <style:tab-stop style:position="2.395cm"/>
          <style:tab-stop style:position="2.999cm"/>
          <style:tab-stop style:position="7.497cm"/>
          <style:tab-stop style:position="8.202cm"/>
        </style:tab-stops>
      </style:paragraph-properties>
      <style:text-properties fo:font-size="10.5pt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5.013cm"/>
          <style:tab-stop style:position="8.393cm"/>
        </style:tab-stops>
      </style:paragraph-properties>
      <style:text-properties fo:font-size="10.5pt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language="en" fo:country="US" officeooo:rsid="0018140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en" fo:country="US" fo:font-weight="normal" officeooo:rsid="001cf85c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fo:font-weight="bold" officeooo:rsid="001cf85c" style:font-size-asian="12pt" style:font-weight-asian="bold" style:font-size-complex="12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penBSD's <text:span text:style-name="T1">tput</text:span> succinct reference</text:p>
      <text:p text:style-name="P5">Actions</text:p>
      <text:p text:style-name="P7">clear<text:tab/>Clear screen and move cursor home (top left corner)</text:p>
      <text:p text:style-name="P7">reset<text:tab/>Reset the terminal</text:p>
      <text:p text:style-name="P1">longname<text:tab/>Print the descriptive name of the user's terminal type</text:p>
      <text:p text:style-name="P4"><text:span text:style-name="T2">Colors</text:span><text:span text:style-name="T3"> (use </text:span><text:span text:style-name="T2">setf</text:span><text:span text:style-name="T3"> and </text:span><text:span text:style-name="T2">setb</text:span><text:span text:style-name="T3"> only if terminal </text:span><text:span text:style-name="T2">doesn't support</text:span><text:span text:style-name="T3"> ANSI escapes)</text:span></text:p>
      <text:p text:style-name="P8">Cap-name<text:tab/>TCap Code<text:tab/>Description</text:p>
      <text:p text:style-name="P10">setaf<text:tab/>AF<text:tab/>Set foreground color to #1, using ANSI escape</text:p>
      <text:p text:style-name="P10">setab<text:tab/>AB<text:tab/>Set background color to #1, using ANSI escape</text:p>
      <text:p text:style-name="P10">scp<text:tab/>sp<text:tab/>Set current color pair to #1</text:p>
      <text:p text:style-name="P10">op<text:tab/>op<text:tab/>Set default color pair to its original value</text:p>
      <text:p text:style-name="P10">setf<text:tab/>Sf<text:tab/>Set foreground color #1</text:p>
      <text:p text:style-name="P2">setb<text:tab/>Sb<text:tab/>Set background color #1</text:p>
      <text:p text:style-name="P6"><text:span text:style-name="T5">The </text:span><text:span text:style-name="T6">termcap</text:span><text:span text:style-name="T5"> database is </text:span><text:span text:style-name="T6">obsolete</text:span><text:span text:style-name="T5"> and is kept for compatibility with old programs, use </text:span><text:span text:style-name="T6">terminfo</text:span><text:span text:style-name="T5"> instead (</text:span><text:span text:style-name="T6">Cap-name</text:span><text:span text:style-name="T5">). </text:span><text:span text:style-name="T4">The </text:span><text:span text:style-name="T7">termcap</text:span><text:span text:style-name="T4"> </text:span><text:span text:style-name="T7">code</text:span><text:span text:style-name="T4"> </text:span><text:span text:style-name="T5">(</text:span><text:span text:style-name="T6">TCap</text:span><text:span text:style-name="T5"> </text:span><text:span text:style-name="T6">Code</text:span><text:span text:style-name="T5">) </text:span><text:span text:style-name="T4">is the old </text:span><text:span text:style-name="T7">termcap</text:span><text:span text:style-name="T4"> </text:span><text:span text:style-name="T7">capability</text:span><text:span text:style-name="T4"> </text:span><text:span text:style-name="T7">name</text:span><text:span text:style-name="T4">.</text:span></text:p>
      <text:p text:style-name="P12">Text appearance</text:p>
      <text:p text:style-name="P8">Cap-name<text:tab/>TCap Code<text:tab/>Description</text:p>
      <text:p text:style-name="P10">bold<text:tab/>md<text:tab/>turn on bold (extra bright) mode</text:p>
      <text:p text:style-name="P10">blink<text:tab/>mb<text:tab/>turn on blinking</text:p>
      <text:p text:style-name="P10">sitm<text:tab/>ZH<text:tab/>Enter italic mode</text:p>
      <text:p text:style-name="P10">ritm<text:tab/>ZR<text:tab/>End italic mode</text:p>
      <text:p text:style-name="P10">smul<text:tab/>us<text:tab/>begin underline mode</text:p>
      <text:p text:style-name="P10">rmul<text:tab/>ue<text:tab/>exit underline mode</text:p>
      <text:p text:style-name="P10">smdc<text:tab/>dm<text:tab/>enter delete mode (strike-through)</text:p>
      <text:p text:style-name="P10">rmdc<text:tab/>ed<text:tab/>end delete mode (strike-through)</text:p>
      <text:p text:style-name="P10">smicm<text:tab/>ZJ<text:tab/>Start micro-motion mode (strike-through)</text:p>
      <text:p text:style-name="P10">rmicm<text:tab/>ZT<text:tab/>End micro-motion mode (strike-through)</text:p>
      <text:p text:style-name="P10">rev<text:tab/>mr<text:tab/>turn on reverse video mode</text:p>
      <text:p text:style-name="P10">smso<text:tab/>so<text:tab/>begin standout mode (same as reverse video)</text:p>
      <text:p text:style-name="P10">rmso<text:tab/>se<text:tab/>exit standout mode</text:p>
      <text:p text:style-name="P10">invis<text:tab/>mk<text:tab/>turn on blank mode (characters invisible)</text:p>
      <text:p text:style-name="P10">smacs<text:tab/>as<text:tab/>start alternate character set (P)</text:p>
      <text:p text:style-name="P10">rmacs<text:tab/>ae<text:tab/>end alternate character set (P)</text:p>
      <text:p text:style-name="P2">sgr0<text:tab/>me<text:tab/>turn off all attributes</text:p>
      <text:p text:style-name="P5"/>
      <text:p text:style-name="P11"><text:span text:style-name="T2">smacs/rmacs alternate character set</text:span><text:span text:style-name="T3"> (useful for forms-drawing)</text:span></text:p>
      <text:p text:style-name="P9">Glyph Name<text:tab/>Keyboard Key</text:p>
      <text:p text:style-name="P7">UK pound sign<text:tab/>}</text:p>
      <text:p text:style-name="P7">bullet<text:tab/>~</text:p>
      <text:p text:style-name="P7">diamond<text:tab/>`</text:p>
      <text:p text:style-name="P7">checker board (stipple)<text:tab/>a</text:p>
      <text:p text:style-name="P7">degree symbol<text:tab/>f</text:p>
      <text:p text:style-name="P7">greek pi<text:tab/>{</text:p>
      <text:p text:style-name="P7">less-than-or-equal-to<text:tab/>y</text:p>
      <text:p text:style-name="P7">greater-than-or-equal-to<text:tab/>z</text:p>
      <text:p text:style-name="P7">not-equal<text:tab/>|</text:p>
      <text:p text:style-name="P7">plus/minus<text:tab/>g</text:p>
      <text:p text:style-name="P7">scan line 1<text:tab/>o</text:p>
      <text:p text:style-name="P7">scan line 3<text:tab/>p</text:p>
      <text:p text:style-name="P7">horizontal line<text:tab/>q</text:p>
      <text:p text:style-name="P7">scan line 7<text:tab/>r</text:p>
      <text:p text:style-name="P7">scan line 9<text:tab/>s</text:p>
      <text:p text:style-name="P7">vertical line<text:tab/>x</text:p>
      <text:p text:style-name="P7">large plus or crossover<text:tab/>n</text:p>
      <text:p text:style-name="P7">non-solid square<text:tab/>_</text:p>
      <text:p text:style-name="P7">upper left corner<text:tab/>l</text:p>
      <text:p text:style-name="P7">upper right corner<text:tab/>k</text:p>
      <text:p text:style-name="P7">lower left corner<text:tab/>m</text:p>
      <text:p text:style-name="P7">lower right corner<text:tab/>j</text:p>
      <text:p text:style-name="P7">tee pointing up<text:tab/>v</text:p>
      <text:p text:style-name="P7">tee pointing down<text:tab/>w</text:p>
      <text:p text:style-name="P7">tee pointing left<text:tab/>u</text:p>
      <text:p text:style-name="P7">tee pointing right<text:tab/>t</text:p>
      <text:p text:style-name="P13"><text:soft-page-break/>Movement</text:p>
      <text:p text:style-name="P8">Cap-name<text:tab/>TCap Code<text:tab/>Description</text:p>
      <text:p text:style-name="P10">cup<text:tab/>cm<text:tab/>move to row #1 columns #2</text:p>
      <text:p text:style-name="P10">hpa<text:tab/>ch<text:tab/>horizontal position #1, absolute (P)</text:p>
      <text:p text:style-name="P10">vpa<text:tab/>cv<text:tab/>vertical position #1 absolute (P)</text:p>
      <text:p text:style-name="P10">home<text:tab/>ho<text:tab/>home cursor (if no cup) position 0 0</text:p>
      <text:p text:style-name="P10">cuu<text:tab/>UP<text:tab/>up #1 lines (P*)</text:p>
      <text:p text:style-name="P10">cud<text:tab/>DO<text:tab/>down #1 lines (P*)</text:p>
      <text:p text:style-name="P10">cub<text:tab/>LE<text:tab/>move #1 characters to the left (P)</text:p>
      <text:p text:style-name="P10">cuf<text:tab/>RI<text:tab/>move #1 characters to the right (P*)</text:p>
      <text:p text:style-name="P10">cuu1<text:tab/>up<text:tab/>up one line</text:p>
      <text:p text:style-name="P10">cud1<text:tab/>do<text:tab/>down one line</text:p>
      <text:p text:style-name="P10">cub1<text:tab/>le<text:tab/>move left one space</text:p>
      <text:p text:style-name="P10">cuf1<text:tab/>nd<text:tab/>non-destructive space (move right one space)</text:p>
      <text:p text:style-name="P10">sc<text:tab/>sc<text:tab/>save current cursor position (P)</text:p>
      <text:p text:style-name="P10">rc<text:tab/>rc<text:tab/>restore cursor to position of last save_cursor</text:p>
      <text:p text:style-name="P10">ht<text:tab/>ta<text:tab/>tab to next 8-space hardware tab stop</text:p>
      <text:p text:style-name="P2">cbt<text:tab/>bt<text:tab/>back tab (P)</text:p>
      <text:p text:style-name="P5">Scrolling</text:p>
      <text:p text:style-name="P8">Cap-name<text:tab/>TCap Code<text:tab/>Description</text:p>
      <text:p text:style-name="P10">indn<text:tab/>SF<text:tab/>scroll forward #1 lines (P)</text:p>
      <text:p text:style-name="P10">rin<text:tab/>SR<text:tab/>scroll back #1 lines (P)</text:p>
      <text:p text:style-name="P10">ind<text:tab/>sf<text:tab/>scroll text up (P)</text:p>
      <text:p text:style-name="P14">ri<text:tab/>sr<text:tab/>scroll text down (P)</text:p>
      <text:p text:style-name="P13"><text:soft-page-break/>Cursor</text:p>
      <text:p text:style-name="P8">Cap-name<text:tab/>TCap Code<text:tab/>Description</text:p>
      <text:p text:style-name="P10">civis<text:tab/>vi<text:tab/>make cursor invisible</text:p>
      <text:p text:style-name="P10">cvvis<text:tab/>vs<text:tab/>make cursor very visible</text:p>
      <text:p text:style-name="P2">cnorm<text:tab/>ve<text:tab/>make cursor appear normal (undo civis/cvvis)</text:p>
      <text:p text:style-name="P5">Clearing</text:p>
      <text:p text:style-name="P8">Cap-name<text:tab/>TCap Code<text:tab/>Description</text:p>
      <text:p text:style-name="P10">clear<text:tab/>cl<text:tab/>clear screen and home cursor (P*)</text:p>
      <text:p text:style-name="P10">ed<text:tab/>cd<text:tab/>clear to end of screen (P*)</text:p>
      <text:p text:style-name="P10">el1<text:tab/>cb<text:tab/>Clear to beginning of line</text:p>
      <text:p text:style-name="P10">el<text:tab/>ce<text:tab/>clear to end of line (P)</text:p>
      <text:p text:style-name="P10">dl1<text:tab/>dl<text:tab/>delete line (P*)</text:p>
      <text:p text:style-name="P10">ech<text:tab/>ec<text:tab/>erase #1 characters (P)</text:p>
      <text:p text:style-name="P10">dch1<text:tab/>dc<text:tab/>delete character (P*)</text:p>
      <text:p text:style-name="P2">tbc<text:tab/>ct<text:tab/>clear all tab stops (P)</text:p>
      <text:p text:style-name="P5">Miscellaneous</text:p>
      <text:p text:style-name="P8">Cap-name<text:tab/>TCap Code<text:tab/>Description</text:p>
      <text:p text:style-name="P10">csr<text:tab/>cs<text:tab/>change region to line #1 to line #2 (P)</text:p>
      <text:p text:style-name="P10">flash<text:tab/>vb<text:tab/>visible bell (may not move cursor)</text:p>
      <text:p text:style-name="P10">bel<text:tab/>bl<text:tab/>audible signal (bell) (P)</text:p>
      <text:p text:style-name="P10">mc0<text:tab/>ps<text:tab/>print contents of screen</text:p>
      <text:p text:style-name="P10">mc4<text:tab/>pf<text:tab/>turn off printer</text:p>
      <text:p text:style-name="P2">mc5<text:tab/>po<text:tab/>turn on printer</text:p>
      <text:p text:style-name="P16">Copyright (c) 2021 Ivan Bityutskiy</text:p>
      <text:p text:style-name="P15"/>
      <text:p text:style-name="P17">Permission to use, copy, modify, and distribute this documentation for any</text:p>
      <text:p text:style-name="P17">purpose with or without fee is hereby granted, provided that the above</text:p>
      <text:p text:style-name="P17">copyright notice and this permission notice appear in all copies.</text:p>
      <text:p text:style-name="P15"/>
      <text:p text:style-name="P17">THE DOCUMENTATION IS PROVIDED "AS IS" AND THE AUTHOR DISCLAIMS ALL WARRANTIES</text:p>
      <text:p text:style-name="P17">WITH REGARD TO THIS DOCUMENTATION INCLUDING ALL IMPLIED WARRANTIES OF</text:p>
      <text:p text:style-name="P17">MERCHANTABILITY AND FITNESS. IN NO EVENT SHALL THE AUTHOR BE LIABLE FOR</text:p>
      <text:p text:style-name="P17">ANY SPECIAL, DIRECT, INDIRECT, OR CONSEQUENTIAL DAMAGES OR ANY DAMAGES</text:p>
      <text:p text:style-name="P17">WHATSOEVER RESULTING FROM LOSS OF USE, DATA OR PROFITS, WHETHER IN AN</text:p>
      <text:p text:style-name="P17">ACTION OF CONTRACT, NEGLIGENCE OR OTHER TORTIOUS ACTION, ARISING OUT OF</text:p>
      <text:p text:style-name="P18">OR IN CONNECTION WITH THE USE OR PERFORMANCE OF THIS DOCUMENT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duration>PT22S</meta:editing-duration>
    <meta:editing-cycles>2</meta:editing-cycles>
    <meta:generator>LibreOffice/6.4.7.2$Windows_X86_64 LibreOffice_project/639b8ac485750d5696d7590a72ef1b496725cfb5</meta:generator>
    <meta:creation-date>2021-04-24T22:59:55.520000000</meta:creation-date>
    <dc:date>2021-04-24T22:59:56.747000000</dc:date>
    <meta:document-statistic meta:table-count="0" meta:image-count="0" meta:object-count="0" meta:page-count="6" meta:paragraph-count="119" meta:word-count="731" meta:character-count="4076" meta:non-whitespace-character-count="3464"/>
  </office:meta>
</office:document-meta>
</file>